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670ec" officeooo:paragraph-rsid="000670ec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670ec" officeooo:paragraph-rsid="000670ec"/>
    </style:style>
    <style:style style:name="P3" style:family="paragraph" style:parent-style-name="Text_20_body">
      <style:paragraph-properties fo:margin-top="0cm" fo:margin-bottom="0cm" loext:contextual-spacing="false"/>
      <style:text-properties fo:font-style="normal" officeooo:rsid="000670ec" officeooo:paragraph-rsid="000670ec" style:font-style-asian="normal" style:font-style-complex="normal"/>
    </style:style>
    <style:style style:name="P4" style:family="paragraph" style:parent-style-name="Text_20_body">
      <style:paragraph-properties fo:margin-top="0cm" fo:margin-bottom="0cm" loext:contextual-spacing="false"/>
      <style:text-properties fo:font-style="normal" officeooo:rsid="00070e5a" officeooo:paragraph-rsid="00070e5a" style:font-style-asian="normal" style:font-style-complex="normal"/>
    </style:style>
    <style:style style:name="P5" style:family="paragraph" style:parent-style-name="Text_20_body">
      <style:paragraph-properties fo:margin-top="0cm" fo:margin-bottom="0cm" loext:contextual-spacing="false"/>
      <style:text-properties fo:font-style="normal" officeooo:rsid="00070e5a" officeooo:paragraph-rsid="000a4c21" style:font-style-asian="normal" style:font-style-complex="normal"/>
    </style:style>
    <style:style style:name="P6" style:family="paragraph" style:parent-style-name="Text_20_body">
      <style:paragraph-properties fo:margin-top="0cm" fo:margin-bottom="0cm" loext:contextual-spacing="false"/>
      <style:text-properties fo:font-style="normal" officeooo:rsid="000bb85b" officeooo:paragraph-rsid="000bb85b" style:font-style-asian="normal" style:font-style-complex="normal"/>
    </style:style>
    <style:style style:name="P7" style:family="paragraph" style:parent-style-name="Text_20_body">
      <style:paragraph-properties fo:margin-top="0cm" fo:margin-bottom="0cm" loext:contextual-spacing="false"/>
      <style:text-properties fo:font-style="normal" officeooo:rsid="000beff4" officeooo:paragraph-rsid="000beff4" style:font-style-asian="normal" style:font-style-complex="normal"/>
    </style:style>
    <style:style style:name="P8" style:family="paragraph" style:parent-style-name="Text_20_body">
      <style:paragraph-properties fo:margin-top="0cm" fo:margin-bottom="0cm" loext:contextual-spacing="false"/>
      <style:text-properties fo:font-style="normal" officeooo:rsid="000d0375" officeooo:paragraph-rsid="000d0375" style:font-style-asian="normal" style:font-style-complex="normal"/>
    </style:style>
    <style:style style:name="P9" style:family="paragraph" style:parent-style-name="Text_20_body">
      <style:paragraph-properties fo:margin-top="0cm" fo:margin-bottom="0cm" loext:contextual-spacing="false"/>
      <style:text-properties fo:font-style="normal" officeooo:rsid="000edd20" officeooo:paragraph-rsid="000edd20" style:font-style-asian="normal" style:font-style-complex="normal"/>
    </style:style>
    <style:style style:name="P10" style:family="paragraph" style:parent-style-name="Text_20_body">
      <style:paragraph-properties fo:margin-top="0cm" fo:margin-bottom="0cm" loext:contextual-spacing="false"/>
      <style:text-properties fo:font-style="normal" officeooo:rsid="00113d9f" officeooo:paragraph-rsid="00113d9f" style:font-style-asian="normal" style:font-style-complex="normal"/>
    </style:style>
    <style:style style:name="P11" style:family="paragraph" style:parent-style-name="Text_20_body">
      <style:paragraph-properties fo:margin-top="0cm" fo:margin-bottom="0cm" loext:contextual-spacing="false"/>
      <style:text-properties fo:font-style="normal" officeooo:rsid="0012a98b" officeooo:paragraph-rsid="0012a98b" style:font-style-asian="normal" style:font-style-complex="normal"/>
    </style:style>
    <style:style style:name="P12" style:family="paragraph" style:parent-style-name="Text_20_body">
      <style:paragraph-properties fo:margin-top="0cm" fo:margin-bottom="0cm" loext:contextual-spacing="false"/>
      <style:text-properties fo:font-style="normal" fo:font-weight="bold" officeooo:rsid="0012a98b" officeooo:paragraph-rsid="0012a98b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fo:font-style="normal" fo:font-weight="normal" officeooo:rsid="0012a98b" officeooo:paragraph-rsid="0012a98b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fo:font-style="normal" fo:font-weight="normal" officeooo:rsid="001455c1" officeooo:paragraph-rsid="001455c1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/>
      <style:text-properties fo:font-style="normal" fo:font-weight="normal" officeooo:rsid="0014cecd" officeooo:paragraph-rsid="0014cecd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top="0cm" fo:margin-bottom="0cm" loext:contextual-spacing="false"/>
      <style:text-properties fo:font-style="normal" fo:font-weight="normal" officeooo:rsid="00159723" officeooo:paragraph-rsid="00159723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top="0cm" fo:margin-bottom="0cm" loext:contextual-spacing="false"/>
      <style:text-properties fo:font-style="normal" fo:font-weight="normal" officeooo:rsid="00160b5f" officeooo:paragraph-rsid="00160b5f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top="0cm" fo:margin-bottom="0cm" loext:contextual-spacing="false"/>
      <style:text-properties fo:font-style="normal" fo:font-weight="normal" officeooo:rsid="001634f3" officeooo:paragraph-rsid="001634f3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top="0cm" fo:margin-bottom="0cm" loext:contextual-spacing="false"/>
      <style:text-properties fo:font-style="normal" fo:font-weight="normal" officeooo:rsid="0016d622" officeooo:paragraph-rsid="0016d622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margin-top="0cm" fo:margin-bottom="0cm" loext:contextual-spacing="false"/>
      <style:text-properties fo:font-style="normal" fo:font-weight="normal" officeooo:rsid="0017488f" officeooo:paragraph-rsid="0017488f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margin-top="0cm" fo:margin-bottom="0cm" loext:contextual-spacing="false"/>
      <style:text-properties fo:font-style="normal" fo:font-weight="normal" officeooo:rsid="00198ad8" officeooo:paragraph-rsid="00198ad8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margin-top="0cm" fo:margin-bottom="0cm" loext:contextual-spacing="false"/>
      <style:text-properties fo:font-style="normal" fo:font-weight="normal" officeooo:rsid="001a2ac9" officeooo:paragraph-rsid="001a2ac9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top="0cm" fo:margin-bottom="0cm" loext:contextual-spacing="false"/>
      <style:text-properties fo:font-style="normal" fo:font-weight="normal" officeooo:rsid="001b8a6b" officeooo:paragraph-rsid="001b8a6b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margin-top="0cm" fo:margin-bottom="0cm" loext:contextual-spacing="false"/>
      <style:text-properties fo:font-style="normal" officeooo:rsid="000670ec" officeooo:paragraph-rsid="000670ec" style:font-style-asian="normal" style:font-style-complex="normal"/>
    </style:style>
    <style:style style:name="P25" style:family="paragraph" style:parent-style-name="Text_20_body">
      <style:paragraph-properties fo:margin-top="0cm" fo:margin-bottom="0cm" loext:contextual-spacing="false"/>
      <style:text-properties fo:font-style="normal" fo:font-weight="normal" officeooo:rsid="000a4c21" officeooo:paragraph-rsid="000a4c21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false"/>
      <style:text-properties fo:font-style="normal" fo:font-weight="normal" officeooo:rsid="000bb85b" officeooo:paragraph-rsid="000bb85b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false"/>
      <style:text-properties fo:font-style="normal" fo:font-weight="normal" officeooo:rsid="000beff4" officeooo:paragraph-rsid="000beff4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false"/>
      <style:text-properties fo:font-style="normal" fo:font-weight="normal" officeooo:rsid="000ff4a6" officeooo:paragraph-rsid="000edd20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top="0cm" fo:margin-bottom="0cm" loext:contextual-spacing="false"/>
      <style:text-properties fo:font-style="normal" fo:font-weight="normal" officeooo:rsid="00113d9f" officeooo:paragraph-rsid="00113d9f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top="0cm" fo:margin-bottom="0cm" loext:contextual-spacing="false"/>
      <style:text-properties fo:font-style="normal" fo:font-weight="normal" officeooo:rsid="0012a98b" officeooo:paragraph-rsid="0012a98b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margin-top="0cm" fo:margin-bottom="0cm" loext:contextual-spacing="false"/>
      <style:text-properties fo:font-style="normal" fo:font-weight="normal" officeooo:rsid="001b8a6b" officeooo:paragraph-rsid="001b8a6b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margin-top="0cm" fo:margin-bottom="0cm" loext:contextual-spacing="false"/>
      <style:text-properties fo:font-style="normal" fo:font-weight="normal" officeooo:rsid="001f52da" officeooo:paragraph-rsid="001f52da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margin-top="0cm" fo:margin-bottom="0cm" loext:contextual-spacing="false"/>
      <style:text-properties fo:font-style="italic" fo:font-weight="normal" officeooo:rsid="001f52da" officeooo:paragraph-rsid="001f52da" style:font-style-asian="italic" style:font-weight-asian="normal" style:font-style-complex="italic" style:font-weight-complex="normal"/>
    </style:style>
    <style:style style:name="P34" style:family="paragraph" style:parent-style-name="Text_20_body">
      <style:paragraph-properties fo:margin-top="0cm" fo:margin-bottom="0cm" loext:contextual-spacing="false"/>
      <style:text-properties officeooo:paragraph-rsid="001f52d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officeooo:rsid="001f52da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8f069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a4c21" style:font-weight-asian="normal" style:font-weight-complex="normal"/>
    </style:style>
    <style:style style:name="T11" style:family="text">
      <style:text-properties fo:font-weight="normal" officeooo:rsid="000d0375" style:font-weight-asian="normal" style:font-weight-complex="normal"/>
    </style:style>
    <style:style style:name="T12" style:family="text">
      <style:text-properties fo:font-weight="normal" officeooo:rsid="000edd20" style:font-weight-asian="normal" style:font-weight-complex="normal"/>
    </style:style>
    <style:style style:name="T13" style:family="text">
      <style:text-properties fo:font-weight="normal" officeooo:rsid="000ff4a6" style:font-weight-asian="normal" style:font-weight-complex="normal"/>
    </style:style>
    <style:style style:name="T14" style:family="text">
      <style:text-properties officeooo:rsid="001853d0"/>
    </style:style>
    <style:style style:name="T15" style:family="text">
      <style:text-properties officeooo:rsid="001d30fc"/>
    </style:style>
    <style:style style:name="T16" style:family="text">
      <style:text-properties officeooo:rsid="001f0d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Les polythéismes grecs</text:h>
      <text:p text:style-name="Text_20_body"/>
      <text:p text:style-name="P1">Mythes repris/prolongés par les romains</text:p>
      <text:p text:style-name="P2">pas de dogme : <text:span text:style-name="T1">tous theous nomizein,</text:span><text:span text:style-name="T5"> "honorer les dieux selon la loi"</text:span></text:p>
      <text:p text:style-name="P3">pas de livre "révélé" par des prophétes</text:p>
      <text:p text:style-name="P3">Anciennetée : tablette mycniennes</text:p>
      <text:p text:style-name="P3">Naissance et aventure des dieux :</text:p>
      <text:p text:style-name="P2"><text:span text:style-name="T5"><text:tab/>Hésiode, </text:span><text:span text:style-name="T1">Théogonie</text:span><text:span text:style-name="T5"> (VIIes)</text:span></text:p>
      <text:p text:style-name="P3">Les hommes et les dieux :</text:p>
      <text:p text:style-name="P2"><text:span text:style-name="T5"><text:tab/>Homère, </text:span><text:span text:style-name="T1">L'Illiade</text:span></text:p>
      <text:p text:style-name="P3"/>
      <text:p text:style-name="P4">Ntion de sacré (<text:span text:style-name="T1">hieros</text:span>) : il est partout (bois,rocher,source...)</text:p>
      <text:p text:style-name="P4"/>
      <text:p text:style-name="P4"><text:tab/>*Le sanctuaire (<text:span text:style-name="T1">hieron</text:span>)</text:p>
      <text:p text:style-name="P4"><text:tab/>*L'autel (<text:span text:style-name="T1">bômos</text:span>)</text:p>
      <text:p text:style-name="P4"><text:tab/>*Les fêtes : la procession – le sacrifice – le banquet</text:p>
      <text:p text:style-name="P4"><text:tab/>*Le templ (<text:span text:style-name="T1">naos</text:span>) et la statue de culte </text:p>
      <text:p text:style-name="P4">Importance du rite – et risqu de sacrilège</text:p>
      <text:p text:style-name="P4"/>
      <text:p text:style-name="P5">La piété : <text:span text:style-name="T1">eusebeuia</text:span> et les rites : le <text:span text:style-name="T8">s</text:span><text:span text:style-name="T7">erment </text:span></text:p>
      <text:p text:style-name="P25">(jurer une paix entre deux cités à l'oral = contract avec les dieux)</text:p>
      <text:p text:style-name="P25"/>
      <text:p text:style-name="P6"><text:span text:style-name="T10">I.</text:span><text:span text:style-name="T9">Une religion polythéiste et multiforme</text:span></text:p>
      <text:p text:style-name="P26"/>
      <text:p text:style-name="P26">Les épithètes divines (épiclèses / attributs diff)</text:p>
      <text:p text:style-name="P27">Zeus Polieus "qui protège la cité"</text:p>
      <text:p text:style-name="P27">Zeus Ktèsios "qui protège la propriété"</text:p>
      <text:p text:style-name="P27">Zeus Katabaitès "qui fait tomber la foudre"</text:p>
      <text:p text:style-name="P27"/>
      <text:p text:style-name="P27">Athéna Promachos "devant au combat"</text:p>
      <text:p text:style-name="P27">Athéna Niké "victorieuse"</text:p>
      <text:p text:style-name="P27">...</text:p>
      <text:p text:style-name="P27"/>
      <text:p text:style-name="P26">Des niveaux de divin</text:p>
      <text:p text:style-name="P26"/>
      <text:p text:style-name="P26">I.A.Les dieux et les autres</text:p>
      <text:p text:style-name="P26">I.A.1 "Les Immortels"</text:p>
      <text:p text:style-name="P26"><text:tab/>*apparence humaine</text:p>
      <text:p text:style-name="P26"><text:tab/>*un domaine d'intervention</text:p>
      <text:p text:style-name="P26"><text:tab/>*des pouvoirs</text:p>
      <text:p text:style-name="P26"><text:tab/>*des attributs</text:p>
      <text:p text:style-name="P26"/>
      <text:p text:style-name="P27">Divinités collectives : Les Muses</text:p>
      <text:p text:style-name="P27">anonymes : Les Nymphes, Les Moires, Les Erinyes</text:p>
      <text:p text:style-name="P27"/>
      <text:p text:style-name="P7"><text:span text:style-name="T11">a</text:span><text:span text:style-name="T9">spet multiforme du polythéisme, mais unicité de l'idée du divin</text:span></text:p>
      <text:p text:style-name="P27"/>
      <text:p text:style-name="P8"><text:span text:style-name="T12">I.A.2</text:span><text:span text:style-name="T9">Les Héros</text:span></text:p>
      <text:p text:style-name="P9"><text:span text:style-name="T9">locaux : </text:span><text:span text:style-name="T2">l'hérôon</text:span></text:p>
      <text:p text:style-name="P9"><text:span text:style-name="T9">ou internationaux : Héraclès</text:span><text:span text:style-name="T13">(12 travaux)</text:span><text:span text:style-name="T9"> / Thésée</text:span><text:span text:style-name="T13">(Minotaure)</text:span><text:span text:style-name="T9"> / Jason / Persée</text:span><text:span text:style-name="T13">(méduse)</text:span></text:p>
      <text:p text:style-name="P28"/>
      <text:p text:style-name="P10"><text:soft-page-break/><text:span text:style-name="T13">L</text:span><text:span text:style-name="T9">e rôle du héros</text:span></text:p>
      <text:p text:style-name="P29"><text:tab/>*"panhellénique" : le passage à un monde qui n'est plus sauvage. Exemple de Thésée à <text:tab/>Athènes</text:p>
      <text:p text:style-name="P29"><text:tab/>*local : légitimisation religieuse de la possession du sol</text:p>
      <text:p text:style-name="P29"/>
      <text:p text:style-name="P13">I.Bles "panthéons", la "théogonie" et les mythes</text:p>
      <text:p text:style-name="P13"><text:tab/>théos + gonos : "procréation, origine"</text:p>
      <text:p text:style-name="P11"><text:span text:style-name="T9"><text:tab/>Les douzes dieux = les </text:span><text:span text:style-name="T3">Olympiens</text:span></text:p>
      <text:p text:style-name="P13"/>
      <text:p text:style-name="P12">Zeus-Poséidon-Déméter-Hera-Arès-Aphrodite-...</text:p>
      <text:p text:style-name="P12"/>
      <text:p text:style-name="P13">I.B.Un exemple d'Olympien, Apollon</text:p>
      <text:p text:style-name="P13"/>
      <text:p text:style-name="P13">Naissance à Délos, exploits à Delphes</text:p>
      <text:p text:style-name="P13">Multiples facettes : guerrier (arc), poète (lyre), proche des hommes (médecine, art de la divination : la Pythie de Delphes (pas le seul : Zeus à Dodone))</text:p>
      <text:p text:style-name="P13"/>
      <text:p text:style-name="P14">Intervention de plusieurs dieux autour d'un même thème : ex du mariage, des divinités féminines</text:p>
      <text:p text:style-name="P14"><text:tab/>Héra-Artèmis-Aphrodite-Déméter-Athéna</text:p>
      <text:p text:style-name="P14"/>
      <text:p text:style-name="P15">I.C.Les mythes</text:p>
      <text:p text:style-name="P15"><text:tab/>Une construction permanent (naissance d'Apollon selon Homère (VIIes) et Callimaque (IIIes)</text:p>
      <text:p text:style-name="P15"><text:tab/>Integration des dieux dans la vie des hommes. Ex de Marathon</text:p>
      <text:p text:style-name="P15"/>
      <text:p text:style-name="P15">Les mythes sont évolutifs / re-visité à plusieurs reprises.</text:p>
      <text:p text:style-name="P15"/>
      <text:p text:style-name="P16">II.Les niveaux de la religion</text:p>
      <text:p text:style-name="P16"/>
      <text:p text:style-name="P16">II.A.La parenté</text:p>
      <text:p text:style-name="P16"><text:tab/>*à l'intérieur de l'oikos</text:p>
      <text:p text:style-name="P16"><text:tab/>Zeus Herkeois("de la clôture")</text:p>
      <text:p text:style-name="P16"><text:tab/>Hestia</text:p>
      <text:p text:style-name="P16"><text:tab/>*La phratrie : culte des ancêtres</text:p>
      <text:p text:style-name="P17">II.B.La cité</text:p>
      <text:p text:style-name="P17"><text:tab/>*divinité <text:span text:style-name="T1">poliade</text:span>+culte des héros locaux</text:p>
      <text:p text:style-name="P17"><text:tab/>imbrication du profane et du sacré</text:p>
      <text:p text:style-name="P17"/>
      <text:p text:style-name="P18">La fête des Panathénées :</text:p>
      <text:p text:style-name="P18"><text:tab/>concours sportifs</text:p>
      <text:p text:style-name="P18"><text:tab/>concours de poésie, de rhapsodie</text:p>
      <text:p text:style-name="P18"><text:tab/>la grande procession (<text:span text:style-name="T1">pompé</text:span>) – le péplos pour Athéna</text:p>
      <text:p text:style-name="P18"><text:tab/>le sacrifice – le banquet</text:p>
      <text:p text:style-name="P18"/>
      <text:p text:style-name="P18">gestes codifiés : le rite</text:p>
      <text:p text:style-name="P18"/>
      <text:p text:style-name="P19">II.Les Cultes panhelléniques</text:p>
      <text:p text:style-name="P19">Se reconnaitre comme grecs</text:p>
      <text:p text:style-name="P19"/>
      <text:p text:style-name="P19">Dodona/Delphes/Corinthe/Olympie/Némée/Délos</text:p>
      <text:p text:style-name="P20"/>
      <text:p text:style-name="P20"/>
      <text:p text:style-name="P20"><text:soft-page-break/>Sanctuaire Delphes :</text:p>
      <text:p text:style-name="P20"><text:tab/><text:span text:style-name="T14">trésor Athéna</text:span></text:p>
      <text:p text:style-name="P20"><text:tab/><text:span text:style-name="T14">portique des athéniens</text:span></text:p>
      <text:p text:style-name="P20"><text:tab/><text:span text:style-name="T14">temple Apollon</text:span></text:p>
      <text:p text:style-name="P20"><text:tab/><text:span text:style-name="T14">théâtre et temple</text:span></text:p>
      <text:p text:style-name="P20"><text:tab/><text:span text:style-name="T14">stade</text:span></text:p>
      <text:p text:style-name="P20"/>
      <text:p text:style-name="P21">II.D.Au-delà</text:p>
      <text:p text:style-name="P21"/>
      <text:p text:style-name="P21">*Eleusis</text:p>
      <text:p text:style-name="P21">*L'orphisme</text:p>
      <text:p text:style-name="P21"/>
      <text:p text:style-name="P22">III.L'évolution de la religion grecque</text:p>
      <text:p text:style-name="P22"/>
      <text:p text:style-name="P22">III.A.Rationalité et irrationalité</text:p>
      <text:p text:style-name="P22"/>
      <text:p text:style-name="P22"><text:tab/>Thalès, Anaximandre VI e s</text:p>
      <text:p text:style-name="P22"><text:tab/>Prodicos, Démocrite, Anaxagore V e s</text:p>
      <text:p text:style-name="P22"><text:tab/>Thucydide le "rationalisme"</text:p>
      <text:p text:style-name="P22"/>
      <text:p text:style-name="P23">Une poussée vers l'irrationnel</text:p>
      <text:p text:style-name="P23"><text:tab/>*purification de Délos (425)<text:tab/><text:span text:style-name="T15">sacrifice pour Apollon dieu guérisseur / interdiction <text:tab/>naissance/mort sur l'île</text:span></text:p>
      <text:p text:style-name="P23"><text:tab/>*les tablettes de défixion <text:span text:style-name="T16">(tabletes de malédictions sur plomb à partir de 430, on y demande <text:tab/>aux divinité infernal de maudir ses ennemis</text:span></text:p>
      <text:p text:style-name="P23"/>
      <text:p text:style-name="P32">III.B.Des nouvelles divinités</text:p>
      <text:p text:style-name="P32"><text:tab/>*un phénmène ancien (Apollen, <text:s/>c.1000, Héraclès absent de l'Iliade)</text:p>
      <text:p text:style-name="P32"><text:tab/>*une accélération accrue de dieux déjà anciens (Asclépios à Epidaure)</text:p>
      <text:p text:style-name="P32"><text:tab/>-importaion de dieux étrangers : endis (Thrace), Cybèle (Anantolie, au V°s) – Isis (fin IV°)</text:p>
      <text:p text:style-name="P32"/>
      <text:p text:style-name="P33">syncrétisme</text:p>
      <text:p text:style-name="P34"><text:span text:style-name="T6"><text:tab/></text:span><text:span text:style-name="T5">Fusion de différents cultes ou de doctrines religieuses; </text:span><text:span text:style-name="T4">en partic.</text:span><text:span text:style-name="T5">, tentative de conciliation <text:tab/>des différentes croyances en une nouvelle qui en ferait la synthèse .</text:span></text:p>
      <text:p text:style-name="P34"><text:span text:style-name="T5"/></text:p>
      <text:p text:style-name="P3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4M42S</meta:editing-duration>
    <meta:editing-cycles>30</meta:editing-cycles>
    <meta:generator>LibreOffice/5.3.6.1$Windows_x86 LibreOffice_project/686f202eff87ef707079aeb7f485847613344eb7</meta:generator>
    <dc:date>2017-12-04T12:08:12.085000000</dc:date>
    <meta:document-statistic meta:table-count="0" meta:image-count="0" meta:object-count="0" meta:page-count="3" meta:paragraph-count="95" meta:word-count="559" meta:character-count="3763" meta:non-whitespace-character-count="3245"/>
    <meta:user-defined meta:name="Info 1"/>
    <meta:user-defined meta:name="Info 2"/>
    <meta:user-defined meta:name="Info 3"/>
    <meta:user-defined meta:name="Info 4"/>
  </office:meta>
</office:document-meta>
</file>